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office:value-type="string" calcext:value-type="string">
            <text:p>Venafro</text:p>
          </table:table-cell>
          <table:table-cell office:value-type="float" office:value="97" calcext:value-type="float">
            <text:p>97</text:p>
          </table:table-cell>
          <table:table-cell table:style-name="ce13" table:formula="of:=[.F88]+[.E89]" office:value-type="float" office:value="5346.31" calcext:value-type="float">
            <text:p>5346</text:p>
          </table:table-cell>
          <table:table-cell office:value-type="float" office:value="612" calcext:value-type="float">
            <text:p>612</text:p>
          </table:table-cell>
          <table:table-cell table:style-name="ce13" table:formula="of:=[.H88]+[.G89]" office:value-type="float" office:value="37154" calcext:value-type="float">
            <text:p>3715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0.61" calcext:value-type="currency">
            <text:p>10,61 €</text:p>
          </table:table-cell>
          <table:table-cell/>
          <table:table-cell table:formula="of:=[.K89]+[.L89]+[.M89]" office:value-type="currency" office:currency="EUR" office:value="40.61" calcext:value-type="currency">
            <text:p>40,61 €</text:p>
          </table:table-cell>
          <table:table-cell table:formula="of:=[.O88]+[.N89]" office:value-type="currency" office:currency="EUR" office:value="4329.5099" calcext:value-type="currency">
            <text:p>4 329,51 €</text:p>
          </table:table-cell>
          <table:table-cell table:style-name="ce19" table:formula="of:=[.A89]*budgetjour-[.O89]" office:value-type="currency" office:currency="EUR" office:value="70.4901000000009" calcext:value-type="currency">
            <text:p>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string" office:string-value="Venafro" calcext:value-type="string">
            <text:p>Venafro</text:p>
          </table:table-cell>
          <table:table-cell office:value-type="string" calcext:value-type="string">
            <text:p>Ceccano</text:p>
          </table:table-cell>
          <table:table-cell office:value-type="float" office:value="86" calcext:value-type="float">
            <text:p>86</text:p>
          </table:table-cell>
          <table:table-cell table:style-name="ce13" table:formula="of:=[.F89]+[.E90]" office:value-type="float" office:value="5432.31" calcext:value-type="float">
            <text:p>5432</text:p>
          </table:table-cell>
          <table:table-cell office:value-type="float" office:value="1073" calcext:value-type="float">
            <text:p>1073</text:p>
          </table:table-cell>
          <table:table-cell table:style-name="ce13" table:formula="of:=[.H89]+[.G90]" office:value-type="float" office:value="38227" calcext:value-type="float">
            <text:p>38227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2.68" calcext:value-type="currency">
            <text:p>42,68 €</text:p>
          </table:table-cell>
          <table:table-cell office:value-type="currency" office:currency="EUR" office:value="12.28" calcext:value-type="currency">
            <text:p>12,28 €</text:p>
          </table:table-cell>
          <table:table-cell/>
          <table:table-cell table:formula="of:=[.K90]+[.L90]+[.M90]" office:value-type="currency" office:currency="EUR" office:value="54.96" calcext:value-type="currency">
            <text:p>54,96 €</text:p>
          </table:table-cell>
          <table:table-cell table:formula="of:=[.O89]+[.N90]" office:value-type="currency" office:currency="EUR" office:value="4384.4699" calcext:value-type="currency">
            <text:p>4 384,47 €</text:p>
          </table:table-cell>
          <table:table-cell table:style-name="ce19" table:formula="of:=[.A90]*budgetjour-[.O90]" office:value-type="currency" office:currency="EUR" office:value="65.5301000000009" calcext:value-type="currency">
            <text:p>6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string" office:string-value="Ceccano" calcext:value-type="string">
            <text:p>Ceccano</text:p>
          </table:table-cell>
          <table:table-cell office:value-type="string" calcext:value-type="string">
            <text:p>Valmontone</text:p>
          </table:table-cell>
          <table:table-cell office:value-type="float" office:value="52" calcext:value-type="float">
            <text:p>52</text:p>
          </table:table-cell>
          <table:table-cell table:style-name="ce13" table:formula="of:=[.F90]+[.E91]" office:value-type="float" office:value="5484.31" calcext:value-type="float">
            <text:p>5484</text:p>
          </table:table-cell>
          <table:table-cell office:value-type="float" office:value="198" calcext:value-type="float">
            <text:p>198</text:p>
          </table:table-cell>
          <table:table-cell table:style-name="ce13" table:formula="of:=[.H90]+[.G91]" office:value-type="float" office:value="38425" calcext:value-type="float">
            <text:p>38425</text:p>
          </table:table-cell>
          <table:table-cell office:value-type="float" office:value="11.46" calcext:value-type="float">
            <text:p>11,4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58" calcext:value-type="currency">
            <text:p>39,58 €</text:p>
          </table:table-cell>
          <table:table-cell office:value-type="currency" office:currency="EUR" office:value="7.09" calcext:value-type="currency">
            <text:p>7,09 €</text:p>
          </table:table-cell>
          <table:table-cell/>
          <table:table-cell table:formula="of:=[.K91]+[.L91]+[.M91]" office:value-type="currency" office:currency="EUR" office:value="46.67" calcext:value-type="currency">
            <text:p>46,67 €</text:p>
          </table:table-cell>
          <table:table-cell table:formula="of:=[.O90]+[.N91]" office:value-type="currency" office:currency="EUR" office:value="4431.1399" calcext:value-type="currency">
            <text:p>4 431,14 €</text:p>
          </table:table-cell>
          <table:table-cell table:style-name="ce19" table:formula="of:=[.A91]*budgetjour-[.O91]" office:value-type="currency" office:currency="EUR" office:value="68.8601000000008" calcext:value-type="currency">
            <text:p>6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string" office:string-value="Valmontone" calcext:value-type="string">
            <text:p>Valmontone</text:p>
          </table:table-cell>
          <table:table-cell office:value-type="string" calcext:value-type="string">
            <text:p>Rome</text:p>
          </table:table-cell>
          <table:table-cell office:value-type="float" office:value="54" calcext:value-type="float">
            <text:p>54</text:p>
          </table:table-cell>
          <table:table-cell table:style-name="ce13" table:formula="of:=[.F91]+[.E92]" office:value-type="float" office:value="5538.31" calcext:value-type="float">
            <text:p>5538</text:p>
          </table:table-cell>
          <table:table-cell office:value-type="float" office:value="295" calcext:value-type="float">
            <text:p>295</text:p>
          </table:table-cell>
          <table:table-cell table:style-name="ce13" table:formula="of:=[.H91]+[.G92]" office:value-type="float" office:value="38720" calcext:value-type="float">
            <text:p>38720</text:p>
          </table:table-cell>
          <table:table-cell office:value-type="float" office:value="13.78" calcext:value-type="float">
            <text:p>13,78</text:p>
          </table:table-cell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22.06" calcext:value-type="currency">
            <text:p>22,06 €</text:p>
          </table:table-cell>
          <table:table-cell/>
          <table:table-cell table:formula="of:=[.K92]+[.L92]+[.M92]" office:value-type="currency" office:currency="EUR" office:value="78.1833333333333" calcext:value-type="currency">
            <text:p>78,18 €</text:p>
          </table:table-cell>
          <table:table-cell table:formula="of:=[.O91]+[.N92]" office:value-type="currency" office:currency="EUR" office:value="4509.32323333333" calcext:value-type="currency">
            <text:p>4 509,32 €</text:p>
          </table:table-cell>
          <table:table-cell table:style-name="ce19" table:formula="of:=[.A92]*budgetjour-[.O92]" office:value-type="currency" office:currency="EUR" office:value="40.6767666666674" calcext:value-type="currency">
            <text:p>40,6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2]+[.G93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7.72" calcext:value-type="currency">
            <text:p>7,72 €</text:p>
          </table:table-cell>
          <table:table-cell table:formula="of:=0*42" office:value-type="currency" office:currency="EUR" office:value="0" calcext:value-type="currency">
            <text:p>0,00 €</text:p>
          </table:table-cell>
          <table:table-cell table:formula="of:=[.K93]+[.L93]+[.M93]" office:value-type="currency" office:currency="EUR" office:value="63.8433333333333" calcext:value-type="currency">
            <text:p>63,84 €</text:p>
          </table:table-cell>
          <table:table-cell table:formula="of:=[.O92]+[.N93]" office:value-type="currency" office:currency="EUR" office:value="4573.16656666666" calcext:value-type="currency">
            <text:p>4 573,17 €</text:p>
          </table:table-cell>
          <table:table-cell table:style-name="ce19" table:formula="of:=[.A93]*budgetjour-[.O93]" office:value-type="currency" office:currency="EUR" office:value="26.8334333333369" calcext:value-type="currency">
            <text:p>26,8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3]+[.G94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*17" office:value-type="currency" office:currency="EUR" office:value="0" calcext:value-type="currency">
            <text:p>0,00 €</text:p>
          </table:table-cell>
          <table:table-cell table:formula="of:=[.K94]+[.L94]+[.M94]" office:value-type="currency" office:currency="EUR" office:value="56.1233333333333" calcext:value-type="currency">
            <text:p>56,12 €</text:p>
          </table:table-cell>
          <table:table-cell table:formula="of:=[.O93]+[.N94]" office:value-type="currency" office:currency="EUR" office:value="4629.2899" calcext:value-type="currency">
            <text:p>4 629,29 €</text:p>
          </table:table-cell>
          <table:table-cell table:style-name="ce19" table:formula="of:=[.A94]*budgetjour-[.O94]" office:value-type="currency" office:currency="EUR" office:value="20.7101000000039" calcext:value-type="currency">
            <text:p>20,7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84" calcext:value-type="float">
            <text:p>84</text:p>
          </table:table-cell>
          <table:table-cell table:style-name="ce13" table:formula="of:=[.F94]+[.E95]" office:value-type="float" office:value="5622.31" calcext:value-type="float">
            <text:p>5622</text:p>
          </table:table-cell>
          <table:table-cell office:value-type="float" office:value="501" calcext:value-type="float">
            <text:p>501</text:p>
          </table:table-cell>
          <table:table-cell table:style-name="ce13" table:formula="of:=[.H94]+[.G95]" office:value-type="float" office:value="39221" calcext:value-type="float">
            <text:p>39221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currency" office:currency="EUR" office:value="7.15" calcext:value-type="currency">
            <text:p>7,15 €</text:p>
          </table:table-cell>
          <table:table-cell/>
          <table:table-cell table:formula="of:=[.K95]+[.L95]+[.M95]" office:value-type="currency" office:currency="EUR" office:value="42.15" calcext:value-type="currency">
            <text:p>42,15 €</text:p>
          </table:table-cell>
          <table:table-cell table:formula="of:=[.O94]+[.N95]" office:value-type="currency" office:currency="EUR" office:value="4671.4399" calcext:value-type="currency">
            <text:p>4 671,44 €</text:p>
          </table:table-cell>
          <table:table-cell table:style-name="ce19" table:formula="of:=[.A95]*budgetjour-[.O95]" office:value-type="currency" office:currency="EUR" office:value="28.5601000000042" calcext:value-type="currency">
            <text:p>28,56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string" office:string-value="Civitavecchia" calcext:value-type="string">
            <text:p>Civitavecchia</text:p>
          </table:table-cell>
          <table:table-cell office:value-type="string" calcext:value-type="string">
            <text:p>Porto Torres</text:p>
          </table:table-cell>
          <table:table-cell office:value-type="float" office:value="68" calcext:value-type="float">
            <text:p>68</text:p>
          </table:table-cell>
          <table:table-cell table:style-name="ce13" table:formula="of:=[.F95]+[.E96]" office:value-type="float" office:value="5690.31" calcext:value-type="float">
            <text:p>5690</text:p>
          </table:table-cell>
          <table:table-cell office:value-type="float" office:value="396" calcext:value-type="float">
            <text:p>396</text:p>
          </table:table-cell>
          <table:table-cell table:style-name="ce13" table:formula="of:=[.H95]+[.G96]" office:value-type="float" office:value="39617" calcext:value-type="float">
            <text:p>39617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3" calcext:value-type="currency">
            <text:p>33,00 €</text:p>
          </table:table-cell>
          <table:table-cell/>
          <table:table-cell table:formula="of:=10.5+4.5" office:value-type="currency" office:currency="EUR" office:value="15" calcext:value-type="currency">
            <text:p>15,00 €</text:p>
          </table:table-cell>
          <table:table-cell table:formula="of:=[.K96]+[.L96]+[.M96]" office:value-type="currency" office:currency="EUR" office:value="48" calcext:value-type="currency">
            <text:p>48,00 €</text:p>
          </table:table-cell>
          <table:table-cell table:formula="of:=[.O95]+[.N96]" office:value-type="currency" office:currency="EUR" office:value="4719.4399" calcext:value-type="currency">
            <text:p>4 719,44 €</text:p>
          </table:table-cell>
          <table:table-cell table:style-name="ce19" table:formula="of:=[.A96]*budgetjour-[.O96]" office:value-type="currency" office:currency="EUR" office:value="30.5601000000042" calcext:value-type="currency">
            <text:p>30,56 €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2-10-01" calcext:value-type="date">
            <text:p>sam. 1 oct.</text:p>
          </table:table-cell>
          <table:table-cell table:style-name="ce8" table:formula="of:=[.D96]" office:value-type="string" office:string-value="Porto Torres" calcext:value-type="string">
            <text:p>Porto Torres</text:p>
          </table:table-cell>
          <table:table-cell office:value-type="string" calcext:value-type="string">
            <text:p>Rians</text:p>
          </table:table-cell>
          <table:table-cell office:value-type="float" office:value="84" calcext:value-type="float">
            <text:p>84</text:p>
          </table:table-cell>
          <table:table-cell table:style-name="ce13" table:formula="of:=[.F96]+[.E97]" office:value-type="float" office:value="5774.31" calcext:value-type="float">
            <text:p>5774</text:p>
          </table:table-cell>
          <table:table-cell table:formula="of:=476+451" office:value-type="float" office:value="927" calcext:value-type="float">
            <text:p>927</text:p>
          </table:table-cell>
          <table:table-cell table:style-name="ce13" table:formula="of:=[.H96]+[.G97]" office:value-type="float" office:value="40544" calcext:value-type="float">
            <text:p>4054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48.54" calcext:value-type="currency">
            <text:p>48,54 €</text:p>
          </table:table-cell>
          <table:table-cell table:formula="of:=5.8+10.04" office:value-type="currency" office:currency="EUR" office:value="15.84" calcext:value-type="currency">
            <text:p>15,84 €</text:p>
          </table:table-cell>
          <table:table-cell table:formula="of:=0*35.99" office:value-type="currency" office:currency="EUR" office:value="0" calcext:value-type="currency">
            <text:p>0,00 €</text:p>
          </table:table-cell>
          <table:table-cell table:formula="of:=[.K97]+[.L97]+[.M97]" office:value-type="currency" office:currency="EUR" office:value="64.38" calcext:value-type="currency">
            <text:p>64,38 €</text:p>
          </table:table-cell>
          <table:table-cell table:formula="of:=[.O96]+[.N97]" office:value-type="currency" office:currency="EUR" office:value="4783.8199" calcext:value-type="currency">
            <text:p>4 783,82 €</text:p>
          </table:table-cell>
          <table:table-cell table:style-name="ce19" table:formula="of:=[.A97]*budgetjour-[.O97]" office:value-type="currency" office:currency="EUR" office:value="16.1801000000041" calcext:value-type="currency">
            <text:p>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2-10-02" calcext:value-type="date">
            <text:p>dim. 2 oct.</text:p>
          </table:table-cell>
          <table:table-cell table:style-name="ce8" table:formula="of:=[.D97]" office:value-type="string" office:string-value="Rians" calcext:value-type="string">
            <text:p>Rians</text:p>
          </table:table-cell>
          <table:table-cell office:value-type="string" calcext:value-type="string">
            <text:p>Avignon</text:p>
          </table:table-cell>
          <table:table-cell office:value-type="float" office:value="100" calcext:value-type="float">
            <text:p>100</text:p>
          </table:table-cell>
          <table:table-cell table:style-name="ce13" table:formula="of:=[.F97]+[.E98]" office:value-type="float" office:value="5874.31" calcext:value-type="float">
            <text:p>5874</text:p>
          </table:table-cell>
          <table:table-cell office:value-type="float" office:value="298" calcext:value-type="float">
            <text:p>298</text:p>
          </table:table-cell>
          <table:table-cell table:style-name="ce13" table:formula="of:=[.H97]+[.G98]" office:value-type="float" office:value="40842" calcext:value-type="float">
            <text:p>40842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3.1" calcext:value-type="currency">
            <text:p>43,10 €</text:p>
          </table:table-cell>
          <table:table-cell office:value-type="currency" office:currency="EUR" office:value="12.1" calcext:value-type="currency">
            <text:p>12,10 €</text:p>
          </table:table-cell>
          <table:table-cell/>
          <table:table-cell table:formula="of:=[.K98]+[.L98]+[.M98]" office:value-type="currency" office:currency="EUR" office:value="55.2" calcext:value-type="currency">
            <text:p>55,20 €</text:p>
          </table:table-cell>
          <table:table-cell table:formula="of:=[.O97]+[.N98]" office:value-type="currency" office:currency="EUR" office:value="4839.0199" calcext:value-type="currency">
            <text:p>4 839,02 €</text:p>
          </table:table-cell>
          <table:table-cell table:style-name="ce19" table:formula="of:=[.A98]*budgetjour-[.O98]" office:value-type="currency" office:currency="EUR" office:value="10.9801000000043" calcext:value-type="currency">
            <text:p>10,98 €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2-10-03" calcext:value-type="date">
            <text:p>lun. 3 oct.</text:p>
          </table:table-cell>
          <table:table-cell table:style-name="ce8" table:formula="of:=[.D98]" office:value-type="string" office:string-value="Avignon" calcext:value-type="string">
            <text:p>Avignon</text:p>
          </table:table-cell>
          <table:table-cell office:value-type="string" calcext:value-type="string">
            <text:p>Montélimar</text:p>
          </table:table-cell>
          <table:table-cell office:value-type="float" office:value="101" calcext:value-type="float">
            <text:p>101</text:p>
          </table:table-cell>
          <table:table-cell table:style-name="ce13" table:formula="of:=[.F98]+[.E99]" office:value-type="float" office:value="5975.31" calcext:value-type="float">
            <text:p>5975</text:p>
          </table:table-cell>
          <table:table-cell office:value-type="float" office:value="422" calcext:value-type="float">
            <text:p>422</text:p>
          </table:table-cell>
          <table:table-cell table:style-name="ce13" table:formula="of:=[.H98]+[.G99]" office:value-type="float" office:value="41264" calcext:value-type="float">
            <text:p>41264</text:p>
          </table:table-cell>
          <table:table-cell office:value-type="float" office:value="13.28" calcext:value-type="float">
            <text:p>13,2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01" calcext:value-type="currency">
            <text:p>53,01 €</text:p>
          </table:table-cell>
          <table:table-cell office:value-type="currency" office:currency="EUR" office:value="17.59" calcext:value-type="currency">
            <text:p>17,59 €</text:p>
          </table:table-cell>
          <table:table-cell/>
          <table:table-cell table:formula="of:=[.K99]+[.L99]+[.M99]" office:value-type="currency" office:currency="EUR" office:value="70.6" calcext:value-type="currency">
            <text:p>70,60 €</text:p>
          </table:table-cell>
          <table:table-cell table:formula="of:=[.O98]+[.N99]" office:value-type="currency" office:currency="EUR" office:value="4909.6199" calcext:value-type="currency">
            <text:p>4 909,62 €</text:p>
          </table:table-cell>
          <table:table-cell table:style-name="ce19" table:formula="of:=[.A99]*budgetjour-[.O99]" office:value-type="currency" office:currency="EUR" office:value="-9.61989999999605" calcext:value-type="currency">
            <text:p>-9,62 €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2-10-04" calcext:value-type="date">
            <text:p>mar. 4 oct.</text:p>
          </table:table-cell>
          <table:table-cell table:style-name="ce8" table:formula="of:=[.D99]" office:value-type="string" office:string-value="Montélimar" calcext:value-type="string">
            <text:p>Montélimar</text:p>
          </table:table-cell>
          <table:table-cell office:value-type="string" calcext:value-type="string">
            <text:p>Saint-Vallier</text:p>
          </table:table-cell>
          <table:table-cell office:value-type="float" office:value="105" calcext:value-type="float">
            <text:p>105</text:p>
          </table:table-cell>
          <table:table-cell table:style-name="ce13" table:formula="of:=[.F99]+[.E100]" office:value-type="float" office:value="6080.31" calcext:value-type="float">
            <text:p>6080</text:p>
          </table:table-cell>
          <table:table-cell office:value-type="float" office:value="306" calcext:value-type="float">
            <text:p>306</text:p>
          </table:table-cell>
          <table:table-cell table:style-name="ce13" table:formula="of:=[.H99]+[.G100]" office:value-type="float" office:value="41570" calcext:value-type="float">
            <text:p>41570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0.22" calcext:value-type="currency">
            <text:p>20,22 €</text:p>
          </table:table-cell>
          <table:table-cell office:value-type="currency" office:currency="EUR" office:value="11.77" calcext:value-type="currency">
            <text:p>11,77 €</text:p>
          </table:table-cell>
          <table:table-cell/>
          <table:table-cell table:formula="of:=[.K100]+[.L100]+[.M100]" office:value-type="currency" office:currency="EUR" office:value="31.99" calcext:value-type="currency">
            <text:p>31,99 €</text:p>
          </table:table-cell>
          <table:table-cell table:formula="of:=[.O99]+[.N100]" office:value-type="currency" office:currency="EUR" office:value="4941.6099" calcext:value-type="currency">
            <text:p>4 941,61 €</text:p>
          </table:table-cell>
          <table:table-cell table:style-name="ce19" table:formula="of:=[.A100]*budgetjour-[.O100]" office:value-type="currency" office:currency="EUR" office:value="8.39010000000417" calcext:value-type="currency">
            <text:p>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2-10-05" calcext:value-type="date">
            <text:p>mer. 5 oct.</text:p>
          </table:table-cell>
          <table:table-cell table:style-name="ce8" table:formula="of:=[.D100]" office:value-type="string" office:string-value="Saint-Vallier" calcext:value-type="string">
            <text:p>Saint-Vallier</text:p>
          </table:table-cell>
          <table:table-cell office:value-type="string" calcext:value-type="string">
            <text:p>Lyon</text:p>
          </table:table-cell>
          <table:table-cell office:value-type="float" office:value="83" calcext:value-type="float">
            <text:p>83</text:p>
          </table:table-cell>
          <table:table-cell table:style-name="ce13" table:formula="of:=[.F100]+[.E101]" office:value-type="float" office:value="6163.31" calcext:value-type="float">
            <text:p>6163</text:p>
          </table:table-cell>
          <table:table-cell office:value-type="float" office:value="326" calcext:value-type="float">
            <text:p>326</text:p>
          </table:table-cell>
          <table:table-cell table:style-name="ce13" table:formula="of:=[.H100]+[.G101]" office:value-type="float" office:value="41896" calcext:value-type="float">
            <text:p>41896</text:p>
          </table:table-cell>
          <table:table-cell office:value-type="float" office:value="14.92" calcext:value-type="float">
            <text:p>14,92</text:p>
          </table:table-cell>
          <table:table-cell office:value-type="string" calcext:value-type="string">
            <text:p>F1</text:p>
          </table:table-cell>
          <table:table-cell office:value-type="currency" office:currency="EUR" office:value="44.04" calcext:value-type="currency">
            <text:p>44,04 €</text:p>
          </table:table-cell>
          <table:table-cell office:value-type="currency" office:currency="EUR" office:value="27" calcext:value-type="currency">
            <text:p>27,00 €</text:p>
          </table:table-cell>
          <table:table-cell/>
          <table:table-cell table:formula="of:=[.K101]+[.L101]+[.M101]" office:value-type="currency" office:currency="EUR" office:value="71.04" calcext:value-type="currency">
            <text:p>71,04 €</text:p>
          </table:table-cell>
          <table:table-cell table:formula="of:=[.O100]+[.N101]" office:value-type="currency" office:currency="EUR" office:value="5012.6499" calcext:value-type="currency">
            <text:p>5 012,65 €</text:p>
          </table:table-cell>
          <table:table-cell table:style-name="ce19" table:formula="of:=[.A101]*budgetjour-[.O101]" office:value-type="currency" office:currency="EUR" office:value="-12.6498999999958" calcext:value-type="currency">
            <text:p>-12,65 €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2-10-06" calcext:value-type="date">
            <text:p>jeu. 6 oct.</text:p>
          </table:table-cell>
          <table:table-cell table:style-name="ce8" table:formula="of:=[.D101]" office:value-type="string" office:string-value="Lyon" calcext:value-type="string">
            <text:p>Lyon</text:p>
          </table:table-cell>
          <table:table-cell office:value-type="string" calcext:value-type="string">
            <text:p>Amanzé</text:p>
          </table:table-cell>
          <table:table-cell office:value-type="float" office:value="99" calcext:value-type="float">
            <text:p>99</text:p>
          </table:table-cell>
          <table:table-cell table:style-name="ce13" table:formula="of:=[.F101]+[.E102]" office:value-type="float" office:value="6262.31" calcext:value-type="float">
            <text:p>6262</text:p>
          </table:table-cell>
          <table:table-cell office:value-type="float" office:value="1017" calcext:value-type="float">
            <text:p>1017</text:p>
          </table:table-cell>
          <table:table-cell table:style-name="ce13" table:formula="of:=[.H101]+[.G102]" office:value-type="float" office:value="42913" calcext:value-type="float">
            <text:p>42913</text:p>
          </table:table-cell>
          <table:table-cell office:value-type="float" office:value="14.13" calcext:value-type="float">
            <text:p>14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1" calcext:value-type="currency">
            <text:p>51,00 €</text:p>
          </table:table-cell>
          <table:table-cell table:formula="of:=6.2+22" office:value-type="currency" office:currency="EUR" office:value="28.2" calcext:value-type="currency">
            <text:p>28,20 €</text:p>
          </table:table-cell>
          <table:table-cell/>
          <table:table-cell table:formula="of:=[.K102]+[.L102]+[.M102]" office:value-type="currency" office:currency="EUR" office:value="79.2" calcext:value-type="currency">
            <text:p>79,20 €</text:p>
          </table:table-cell>
          <table:table-cell table:formula="of:=[.O101]+[.N102]" office:value-type="currency" office:currency="EUR" office:value="5091.8499" calcext:value-type="currency">
            <text:p>5 091,85 €</text:p>
          </table:table-cell>
          <table:table-cell table:style-name="ce19" table:formula="of:=[.A102]*budgetjour-[.O102]" office:value-type="currency" office:currency="EUR" office:value="-41.8498999999956" calcext:value-type="currency">
            <text:p>-41,85 €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2-10-07" calcext:value-type="date">
            <text:p>ven. 7 oct.</text:p>
          </table:table-cell>
          <table:table-cell table:style-name="ce8" table:formula="of:=[.D102]" office:value-type="string" office:string-value="Amanzé" calcext:value-type="string">
            <text:p>Amanzé</text:p>
          </table:table-cell>
          <table:table-cell office:value-type="string" calcext:value-type="string">
            <text:p>Deciz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02]+[.E103]" office:value-type="float" office:value="6364.31" calcext:value-type="float">
            <text:p>6364</text:p>
          </table:table-cell>
          <table:table-cell office:value-type="float" office:value="393" calcext:value-type="float">
            <text:p>393</text:p>
          </table:table-cell>
          <table:table-cell table:style-name="ce13" table:formula="of:=[.H102]+[.G103]" office:value-type="float" office:value="43306" calcext:value-type="float">
            <text:p>43306</text:p>
          </table:table-cell>
          <table:table-cell office:value-type="float" office:value="15.78" calcext:value-type="float">
            <text:p>15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" calcext:value-type="currency">
            <text:p>44,00 €</text:p>
          </table:table-cell>
          <table:table-cell office:value-type="currency" office:currency="EUR" office:value="12.67" calcext:value-type="currency">
            <text:p>12,67 €</text:p>
          </table:table-cell>
          <table:table-cell/>
          <table:table-cell table:formula="of:=[.K103]+[.L103]+[.M103]" office:value-type="currency" office:currency="EUR" office:value="56.67" calcext:value-type="currency">
            <text:p>56,67 €</text:p>
          </table:table-cell>
          <table:table-cell table:formula="of:=[.O102]+[.N103]" office:value-type="currency" office:currency="EUR" office:value="5148.5199" calcext:value-type="currency">
            <text:p>5 148,52 €</text:p>
          </table:table-cell>
          <table:table-cell table:style-name="ce19" table:formula="of:=[.A103]*budgetjour-[.O103]" office:value-type="currency" office:currency="EUR" office:value="-48.5198999999957" calcext:value-type="currency">
            <text:p>-48,52 €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2-10-08" calcext:value-type="date">
            <text:p>sam. 8 oct.</text:p>
          </table:table-cell>
          <table:table-cell table:style-name="ce8" table:formula="of:=[.D103]" office:value-type="string" office:string-value="Decize" calcext:value-type="string">
            <text:p>Decize</text:p>
          </table:table-cell>
          <table:table-cell office:value-type="string" calcext:value-type="string">
            <text:p>Myennes</text:p>
          </table:table-cell>
          <table:table-cell office:value-type="float" office:value="116" calcext:value-type="float">
            <text:p>116</text:p>
          </table:table-cell>
          <table:table-cell table:style-name="ce13" table:formula="of:=[.F103]+[.E104]" office:value-type="float" office:value="6480.31" calcext:value-type="float">
            <text:p>6480</text:p>
          </table:table-cell>
          <table:table-cell office:value-type="float" office:value="117" calcext:value-type="float">
            <text:p>117</text:p>
          </table:table-cell>
          <table:table-cell table:style-name="ce13" table:formula="of:=[.H103]+[.G104]" office:value-type="float" office:value="43423" calcext:value-type="float">
            <text:p>43423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.77" calcext:value-type="currency">
            <text:p>28,77 €</text:p>
          </table:table-cell>
          <table:table-cell office:value-type="currency" office:currency="EUR" office:value="17.71" calcext:value-type="currency">
            <text:p>17,71 €</text:p>
          </table:table-cell>
          <table:table-cell/>
          <table:table-cell table:formula="of:=[.K104]+[.L104]+[.M104]" office:value-type="currency" office:currency="EUR" office:value="46.48" calcext:value-type="currency">
            <text:p>46,48 €</text:p>
          </table:table-cell>
          <table:table-cell table:formula="of:=[.O103]+[.N104]" office:value-type="currency" office:currency="EUR" office:value="5194.9999" calcext:value-type="currency">
            <text:p>5 195,00 €</text:p>
          </table:table-cell>
          <table:table-cell table:style-name="ce19" table:formula="of:=[.A104]*budgetjour-[.O104]" office:value-type="currency" office:currency="EUR" office:value="-44.9998999999953" calcext:value-type="currency">
            <text:p>-45,00 €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2-10-09" calcext:value-type="date">
            <text:p>dim. 9 oct.</text:p>
          </table:table-cell>
          <table:table-cell table:style-name="ce8" table:formula="of:=[.D104]" office:value-type="string" office:string-value="Myennes" calcext:value-type="string">
            <text:p>Myennes</text:p>
          </table:table-cell>
          <table:table-cell table:number-columns-repeated="2"/>
          <table:table-cell table:style-name="ce13" table:formula="of:=[.F104]+[.E105]" office:value-type="float" office:value="6480.31" calcext:value-type="float">
            <text:p>6480</text:p>
          </table:table-cell>
          <table:table-cell/>
          <table:table-cell table:style-name="ce13" table:formula="of:=[.H104]+[.G105]" office:value-type="float" office:value="43423" calcext:value-type="float">
            <text:p>43423</text:p>
          </table:table-cell>
          <table:table-cell table:number-columns-repeated="5"/>
          <table:table-cell table:formula="of:=[.K105]+[.L105]+[.M105]" office:value-type="currency" office:currency="EUR" office:value="0" calcext:value-type="currency">
            <text:p>0,00 €</text:p>
          </table:table-cell>
          <table:table-cell table:formula="of:=[.O104]+[.N105]" office:value-type="currency" office:currency="EUR" office:value="5194.9999" calcext:value-type="currency">
            <text:p>5 195,00 €</text:p>
          </table:table-cell>
          <table:table-cell table:style-name="ce19" table:formula="of:=[.A105]*budgetjour-[.O105]" office:value-type="currency" office:currency="EUR" office:value="5.00010000000475" calcext:value-type="currency">
            <text:p>5,00 €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2-10-10" calcext:value-type="date">
            <text:p>lun. 10 oct.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6480.31" calcext:value-type="float">
            <text:p>6480</text:p>
          </table:table-cell>
          <table:table-cell/>
          <table:table-cell table:style-name="ce13" table:formula="of:=[.H105]+[.G106]" office:value-type="float" office:value="43423" calcext:value-type="float">
            <text:p>43423</text:p>
          </table:table-cell>
          <table:table-cell table:number-columns-repeated="5"/>
          <table:table-cell table:formula="of:=[.K106]+[.L106]+[.M106]" office:value-type="currency" office:currency="EUR" office:value="0" calcext:value-type="currency">
            <text:p>0,00 €</text:p>
          </table:table-cell>
          <table:table-cell table:formula="of:=[.O105]+[.N106]" office:value-type="currency" office:currency="EUR" office:value="5194.9999" calcext:value-type="currency">
            <text:p>5 195,00 €</text:p>
          </table:table-cell>
          <table:table-cell table:style-name="ce19" table:formula="of:=[.A106]*budgetjour-[.O106]" office:value-type="currency" office:currency="EUR" office:value="55.0001000000048" calcext:value-type="currency">
            <text:p>55,00 €</text:p>
          </table:table-cell>
          <table:table-cell table:number-columns-repeated="2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2-10-11" calcext:value-type="date">
            <text:p>mar. 11 oct.</text:p>
          </table:table-cell>
          <table:table-cell table:style-name="ce8" table:formula="of:=[.D106]" office:value-type="float" office:value="0" calcext:value-type="float">
            <text:p>0</text:p>
          </table:table-cell>
          <table:table-cell table:number-columns-repeated="2"/>
          <table:table-cell table:style-name="ce13" table:formula="of:=[.F106]+[.E107]" office:value-type="float" office:value="6480.31" calcext:value-type="float">
            <text:p>6480</text:p>
          </table:table-cell>
          <table:table-cell/>
          <table:table-cell table:style-name="ce13" table:formula="of:=[.H106]+[.G107]" office:value-type="float" office:value="43423" calcext:value-type="float">
            <text:p>43423</text:p>
          </table:table-cell>
          <table:table-cell table:number-columns-repeated="5"/>
          <table:table-cell table:formula="of:=[.K107]+[.L107]+[.M107]" office:value-type="currency" office:currency="EUR" office:value="0" calcext:value-type="currency">
            <text:p>0,00 €</text:p>
          </table:table-cell>
          <table:table-cell table:formula="of:=[.O106]+[.N107]" office:value-type="currency" office:currency="EUR" office:value="5194.9999" calcext:value-type="currency">
            <text:p>5 195,00 €</text:p>
          </table:table-cell>
          <table:table-cell table:style-name="ce19" table:formula="of:=[.A107]*budgetjour-[.O107]" office:value-type="currency" office:currency="EUR" office:value="105.000100000005" calcext:value-type="currency">
            <text:p>105,00 €</text:p>
          </table:table-cell>
          <table:table-cell table:number-columns-repeated="2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2-10-12" calcext:value-type="date">
            <text:p>mer. 12 oct.</text:p>
          </table:table-cell>
          <table:table-cell table:style-name="ce8" table:formula="of:=[.D107]" office:value-type="float" office:value="0" calcext:value-type="float">
            <text:p>0</text:p>
          </table:table-cell>
          <table:table-cell table:number-columns-repeated="2"/>
          <table:table-cell table:style-name="ce13" table:formula="of:=[.F107]+[.E108]" office:value-type="float" office:value="6480.31" calcext:value-type="float">
            <text:p>6480</text:p>
          </table:table-cell>
          <table:table-cell/>
          <table:table-cell table:style-name="ce13" table:formula="of:=[.H107]+[.G108]" office:value-type="float" office:value="43423" calcext:value-type="float">
            <text:p>43423</text:p>
          </table:table-cell>
          <table:table-cell table:number-columns-repeated="5"/>
          <table:table-cell table:formula="of:=[.K108]+[.L108]+[.M108]" office:value-type="currency" office:currency="EUR" office:value="0" calcext:value-type="currency">
            <text:p>0,00 €</text:p>
          </table:table-cell>
          <table:table-cell table:formula="of:=[.O107]+[.N108]" office:value-type="currency" office:currency="EUR" office:value="5194.9999" calcext:value-type="currency">
            <text:p>5 195,00 €</text:p>
          </table:table-cell>
          <table:table-cell table:style-name="ce19" table:formula="of:=[.A108]*budgetjour-[.O108]" office:value-type="currency" office:currency="EUR" office:value="155.000100000005" calcext:value-type="currency">
            <text:p>155,00 €</text:p>
          </table:table-cell>
          <table:table-cell table:number-columns-repeated="2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2-10-13" calcext:value-type="date">
            <text:p>jeu. 13 oct.</text:p>
          </table:table-cell>
          <table:table-cell table:style-name="ce8" table:formula="of:=[.D108]" office:value-type="float" office:value="0" calcext:value-type="float">
            <text:p>0</text:p>
          </table:table-cell>
          <table:table-cell table:number-columns-repeated="2"/>
          <table:table-cell table:style-name="ce13" table:formula="of:=[.F108]+[.E109]" office:value-type="float" office:value="6480.31" calcext:value-type="float">
            <text:p>6480</text:p>
          </table:table-cell>
          <table:table-cell/>
          <table:table-cell table:style-name="ce13" table:formula="of:=[.H108]+[.G109]" office:value-type="float" office:value="43423" calcext:value-type="float">
            <text:p>43423</text:p>
          </table:table-cell>
          <table:table-cell table:number-columns-repeated="5"/>
          <table:table-cell table:formula="of:=[.K109]+[.L109]+[.M109]" office:value-type="currency" office:currency="EUR" office:value="0" calcext:value-type="currency">
            <text:p>0,00 €</text:p>
          </table:table-cell>
          <table:table-cell table:formula="of:=[.O108]+[.N109]" office:value-type="currency" office:currency="EUR" office:value="5194.9999" calcext:value-type="currency">
            <text:p>5 195,00 €</text:p>
          </table:table-cell>
          <table:table-cell table:style-name="ce19" table:formula="of:=[.A109]*budgetjour-[.O109]" office:value-type="currency" office:currency="EUR" office:value="205.000100000005" calcext:value-type="currency">
            <text:p>205,00 €</text:p>
          </table:table-cell>
          <table:table-cell table:number-columns-repeated="2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2-10-14" calcext:value-type="date">
            <text:p>ven. 14 oct.</text:p>
          </table:table-cell>
          <table:table-cell table:style-name="ce8" table:formula="of:=[.D109]" office:value-type="float" office:value="0" calcext:value-type="float">
            <text:p>0</text:p>
          </table:table-cell>
          <table:table-cell table:number-columns-repeated="2"/>
          <table:table-cell table:style-name="ce13" table:formula="of:=[.F109]+[.E110]" office:value-type="float" office:value="6480.31" calcext:value-type="float">
            <text:p>6480</text:p>
          </table:table-cell>
          <table:table-cell/>
          <table:table-cell table:style-name="ce13" table:formula="of:=[.H109]+[.G110]" office:value-type="float" office:value="43423" calcext:value-type="float">
            <text:p>43423</text:p>
          </table:table-cell>
          <table:table-cell table:number-columns-repeated="5"/>
          <table:table-cell table:formula="of:=[.K110]+[.L110]+[.M110]" office:value-type="currency" office:currency="EUR" office:value="0" calcext:value-type="currency">
            <text:p>0,00 €</text:p>
          </table:table-cell>
          <table:table-cell table:formula="of:=[.O109]+[.N110]" office:value-type="currency" office:currency="EUR" office:value="5194.9999" calcext:value-type="currency">
            <text:p>5 195,00 €</text:p>
          </table:table-cell>
          <table:table-cell table:style-name="ce19" table:formula="of:=[.A110]*budgetjour-[.O110]" office:value-type="currency" office:currency="EUR" office:value="255.000100000005" calcext:value-type="currency">
            <text:p>255,00 €</text:p>
          </table:table-cell>
          <table:table-cell table:number-columns-repeated="2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2-10-15" calcext:value-type="date">
            <text:p>sam. 15 oct.</text:p>
          </table:table-cell>
          <table:table-cell table:style-name="ce8" table:formula="of:=[.D110]" office:value-type="float" office:value="0" calcext:value-type="float">
            <text:p>0</text:p>
          </table:table-cell>
          <table:table-cell table:number-columns-repeated="2"/>
          <table:table-cell table:style-name="ce13" table:formula="of:=[.F110]+[.E111]" office:value-type="float" office:value="6480.31" calcext:value-type="float">
            <text:p>6480</text:p>
          </table:table-cell>
          <table:table-cell/>
          <table:table-cell table:style-name="ce13" table:formula="of:=[.H110]+[.G111]" office:value-type="float" office:value="43423" calcext:value-type="float">
            <text:p>43423</text:p>
          </table:table-cell>
          <table:table-cell table:number-columns-repeated="5"/>
          <table:table-cell table:formula="of:=[.K111]+[.L111]+[.M111]" office:value-type="currency" office:currency="EUR" office:value="0" calcext:value-type="currency">
            <text:p>0,00 €</text:p>
          </table:table-cell>
          <table:table-cell table:formula="of:=[.O110]+[.N111]" office:value-type="currency" office:currency="EUR" office:value="5194.9999" calcext:value-type="currency">
            <text:p>5 195,00 €</text:p>
          </table:table-cell>
          <table:table-cell table:style-name="ce19" table:formula="of:=[.A111]*budgetjour-[.O111]" office:value-type="currency" office:currency="EUR" office:value="305.000100000005" calcext:value-type="currency">
            <text:p>305,00 €</text:p>
          </table:table-cell>
          <table:table-cell table:number-columns-repeated="2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2-10-16" calcext:value-type="date">
            <text:p>dim. 16 oct.</text:p>
          </table:table-cell>
          <table:table-cell table:style-name="ce8" table:formula="of:=[.D111]" office:value-type="float" office:value="0" calcext:value-type="float">
            <text:p>0</text:p>
          </table:table-cell>
          <table:table-cell table:number-columns-repeated="2"/>
          <table:table-cell table:style-name="ce13" table:formula="of:=[.F111]+[.E112]" office:value-type="float" office:value="6480.31" calcext:value-type="float">
            <text:p>6480</text:p>
          </table:table-cell>
          <table:table-cell/>
          <table:table-cell table:style-name="ce13" table:formula="of:=[.H111]+[.G112]" office:value-type="float" office:value="43423" calcext:value-type="float">
            <text:p>43423</text:p>
          </table:table-cell>
          <table:table-cell table:number-columns-repeated="5"/>
          <table:table-cell table:formula="of:=[.K112]+[.L112]+[.M112]" office:value-type="currency" office:currency="EUR" office:value="0" calcext:value-type="currency">
            <text:p>0,00 €</text:p>
          </table:table-cell>
          <table:table-cell table:formula="of:=[.O111]+[.N112]" office:value-type="currency" office:currency="EUR" office:value="5194.9999" calcext:value-type="currency">
            <text:p>5 195,00 €</text:p>
          </table:table-cell>
          <table:table-cell table:style-name="ce19" table:formula="of:=[.A112]*budgetjour-[.O112]" office:value-type="currency" office:currency="EUR" office:value="355.000100000005" calcext:value-type="currency">
            <text:p>355,00 €</text:p>
          </table:table-cell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112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office:value-type="string" calcext:value-type="string">
            <text:p>airbnb</text:p>
          </table:table-cell>
          <table:table-cell table:number-columns-repeated="4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Avignon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ntelimar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10-04" calcext:value-type="date">
            <text:p>mar. 4 oct.</text:p>
          </table:table-cell>
          <table:table-cell office:value-type="string" calcext:value-type="string">
            <text:p>Saint-Vallier</text:p>
          </table:table-cell>
          <table:table-cell/>
          <table:table-cell office:value-type="string" calcext:value-type="string">
            <text:p>camping</text:p>
          </table:table-cell>
          <table:table-cell table:number-columns-repeated="4"/>
        </table:table-row>
        <table:table-row table:style-name="ro2">
          <table:table-cell office:value-type="date" office:date-value="2022-10-05" calcext:value-type="date">
            <text:p>mer. 5 oct.</text:p>
          </table:table-cell>
          <table:table-cell office:value-type="string" calcext:value-type="string">
            <text:p>Lyon</text:p>
          </table:table-cell>
          <table:table-cell/>
          <table:table-cell office:value-type="string" calcext:value-type="string">
            <text:p>Airbnb ?</text:p>
          </table:table-cell>
          <table:table-cell table:number-columns-repeated="4"/>
        </table:table-row>
        <table:table-row table:style-name="ro2">
          <table:table-cell office:value-type="date" office:date-value="2022-10-06" calcext:value-type="date">
            <text:p>jeu. 6 oct.</text:p>
          </table:table-cell>
          <table:table-cell office:value-type="string" calcext:value-type="string">
            <text:p>Amanzé</text:p>
          </table:table-cell>
          <table:table-cell table:number-columns-repeated="6"/>
        </table:table-row>
        <table:table-row table:style-name="ro2">
          <table:table-cell office:value-type="date" office:date-value="2022-10-07" calcext:value-type="date">
            <text:p>ven. 7 oct.</text:p>
          </table:table-cell>
          <table:table-cell office:value-type="string" calcext:value-type="string">
            <text:p>Decize</text:p>
          </table:table-cell>
          <table:table-cell table:number-columns-repeated="6"/>
        </table:table-row>
        <table:table-row table:style-name="ro2">
          <table:table-cell office:value-type="date" office:date-value="2022-10-08" calcext:value-type="date">
            <text:p>sam. 8 oct.</text:p>
          </table:table-cell>
          <table:table-cell office:value-type="string" calcext:value-type="string">
            <text:p>Myennes</text:p>
          </table:table-cell>
          <table:table-cell table:number-columns-repeated="6"/>
        </table:table-row>
        <table:table-row table:style-name="ro2">
          <table:table-cell office:value-type="date" office:date-value="2022-10-09" calcext:value-type="date">
            <text:p>dim. 9 oct.</text:p>
          </table:table-cell>
          <table:table-cell office:value-type="string" calcext:value-type="string">
            <text:p>Montargis</text:p>
          </table:table-cell>
          <table:table-cell table:number-columns-repeated="6"/>
        </table:table-row>
        <table:table-row table:style-name="ro2">
          <table:table-cell office:value-type="date" office:date-value="2022-10-10" calcext:value-type="date">
            <text:p>lun. 10 oct.</text:p>
          </table:table-cell>
          <table:table-cell office:value-type="string" calcext:value-type="string">
            <text:p>Cachan</text:p>
          </table:table-cell>
          <table:table-cell table:number-columns-repeated="6"/>
        </table:table-row>
        <table:table-row table:style-name="ro2">
          <table:table-cell office:value-type="date" office:date-value="2022-10-11" calcext:value-type="date">
            <text:p>mar. 11 oct.</text:p>
          </table:table-cell>
          <table:table-cell table:number-columns-repeated="7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 style:data-style-name="N2" text:time-value="22:31:05.2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10-08T21:56:28.740000000</dc:date>
    <meta:editing-duration>P74DT10H6M51S</meta:editing-duration>
    <meta:editing-cycles>174</meta:editing-cycles>
    <meta:document-statistic meta:table-count="6" meta:cell-count="2172" meta:object-count="0"/>
  </office:meta>
</office:document-meta>
</file>